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829cm"/>
    </style:style>
    <style:style style:name="Tableau1.B" style:family="table-column">
      <style:table-column-properties style:column-width="2.669cm"/>
    </style:style>
    <style:style style:name="Tableau1.C" style:family="table-column">
      <style:table-column-properties style:column-width="2.593cm"/>
    </style:style>
    <style:style style:name="Tableau1.D" style:family="table-column">
      <style:table-column-properties style:column-width="2.302cm"/>
    </style:style>
    <style:style style:name="Tableau1.E" style:family="table-column">
      <style:table-column-properties style:column-width="2.196cm"/>
    </style:style>
    <style:style style:name="Tableau1.F" style:family="table-column">
      <style:table-column-properties style:column-width="5.424cm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0000" fo:padding="0.097cm" fo:border="0.05pt solid #000000">
        <style:background-image/>
      </style:table-cell-properties>
    </style:style>
    <style:style style:name="Tableau1.2" style:family="table-row">
      <style:table-row-properties style:min-row-height="2.182cm"/>
    </style:style>
    <style:style style:name="Tableau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0000" style:font-name="Source Sans Pro Light" fo:font-size="20pt" officeooo:rsid="001fe577" officeooo:paragraph-rsid="001fe57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color="#ff0000" style:font-name="Source Sans Pro Light" fo:font-size="12pt" officeooo:rsid="001fe577" officeooo:paragraph-rsid="001fe57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Source Sans Pro Light" fo:font-size="12pt" officeooo:rsid="001fe577" officeooo:paragraph-rsid="001fe577" style:font-size-asian="10.5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Source Sans Pro Light" fo:font-size="12pt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Source Sans Pro Light" fo:font-size="12pt" officeooo:rsid="001fe577" officeooo:paragraph-rsid="001fe57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Source Sans Pro Light" fo:font-size="12pt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Source Sans Pro Light" fo:font-size="12pt" officeooo:rsid="0022c680" officeooo:paragraph-rsid="0022c680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Source Sans Pro Light" fo:font-size="12pt" officeooo:rsid="0022c680" officeooo:paragraph-rsid="0022c680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1fe577" officeooo:paragraph-rsid="001fe577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ffffff" style:font-name="Source Sans Pro Light"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22c680" officeooo:paragraph-rsid="0022c680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Source Sans Pro Light" fo:font-size="12pt" officeooo:rsid="0024af1c" officeooo:paragraph-rsid="0024af1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Source Sans Pro Light" fo:font-size="12pt" officeooo:rsid="0024af1c" officeooo:paragraph-rsid="0024af1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Source Sans Pro Light" fo:font-size="12pt" officeooo:rsid="0024af1c" officeooo:paragraph-rsid="0024af1c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 : Uml2Java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Alan</text:p>
          </table:table-cell>
          <table:table-cell table:style-name="Tableau1.A1" office:value-type="string">
            <text:p text:style-name="P10">Ambre</text:p>
          </table:table-cell>
          <table:table-cell table:style-name="Tableau1.A1" office:value-type="string">
            <text:p text:style-name="P10">Julian</text:p>
          </table:table-cell>
          <table:table-cell table:style-name="Tableau1.A1" office:value-type="string">
            <text:p text:style-name="P10">Antoine</text:p>
          </table:table-cell>
          <table:table-cell table:style-name="Tableau1.F1" office:value-type="string">
            <text:p text:style-name="P10">Bilan</text:p>
          </table:table-cell>
        </table:table-row>
        <table:table-row table:style-name="Tableau1.2">
          <table:table-cell table:style-name="Tableau1.A2" office:value-type="string">
            <text:p text:style-name="P5">23/04/19</text:p>
          </table:table-cell>
          <table:table-cell table:style-name="Tableau1.B2" table:number-columns-spanned="4" office:value-type="string">
            <text:p text:style-name="P6">OpenClassroom sur l’interface graphique</text:p>
          </table:table-cell>
          <table:covered-table-cell/>
          <table:covered-table-cell/>
          <table:covered-table-cell/>
          <table:table-cell table:style-name="Tableau1.F2" office:value-type="string">
            <text:p text:style-name="P11">Reflexion sur les outils utilisé et la viabilité des prévisions (Gantt, Pert)</text:p>
          </table:table-cell>
        </table:table-row>
        <table:table-row>
          <table:table-cell table:style-name="Tableau1.A2" office:value-type="string">
            <text:p text:style-name="P8">03/05/19</text:p>
          </table:table-cell>
          <table:table-cell table:style-name="Tableau1.B3" office:value-type="string">
            <text:p text:style-name="P9">Diagramme UML du projet</text:p>
          </table:table-cell>
          <table:table-cell table:style-name="Tableau1.C11" office:value-type="string">
            <text:p text:style-name="P9">Cour sur les interfaces graphiques</text:p>
          </table:table-cell>
          <table:table-cell table:style-name="Tableau1.D3" office:value-type="string">
            <text:p text:style-name="P9">Interface principale</text:p>
          </table:table-cell>
          <table:table-cell table:style-name="Tableau1.E3" office:value-type="string">
            <text:p text:style-name="P9">Recherche sur la traduction Uml2Java</text:p>
          </table:table-cell>
          <table:table-cell table:style-name="Tableau1.F2" office:value-type="string">
            <text:p text:style-name="P13">Début de l’interface graphique et de la programmation.</text:p>
          </table:table-cell>
        </table:table-row>
        <table:table-row>
          <table:table-cell table:style-name="Tableau1.A2" office:value-type="string">
            <text:p text:style-name="P14">14/06/19</text:p>
          </table:table-cell>
          <table:table-cell table:style-name="Tableau1.B4" office:value-type="string">
            <text:p text:style-name="P15"/>
          </table:table-cell>
          <table:table-cell table:style-name="Tableau1.C11" office:value-type="string">
            <text:p text:style-name="P15">Ajout attribut sur instance classe</text:p>
          </table:table-cell>
          <table:table-cell table:style-name="Tableau1.D4" office:value-type="string">
            <text:p text:style-name="P15">Classe Fleche</text:p>
          </table:table-cell>
          <table:table-cell table:style-name="Tableau1.E4" office:value-type="string">
            <text:p text:style-name="P7"/>
          </table:table-cell>
          <table:table-cell table:style-name="Tableau1.F2" office:value-type="string">
            <text:p text:style-name="P16">Progression de l’ihm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5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5" office:value-type="string">
            <text:p text:style-name="P7"/>
          </table:table-cell>
          <table:table-cell table:style-name="Tableau1.E5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6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6" office:value-type="string">
            <text:p text:style-name="P7"/>
          </table:table-cell>
          <table:table-cell table:style-name="Tableau1.E6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7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7" office:value-type="string">
            <text:p text:style-name="P7"/>
          </table:table-cell>
          <table:table-cell table:style-name="Tableau1.E7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8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8" office:value-type="string">
            <text:p text:style-name="P7"/>
          </table:table-cell>
          <table:table-cell table:style-name="Tableau1.E8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9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9" office:value-type="string">
            <text:p text:style-name="P7"/>
          </table:table-cell>
          <table:table-cell table:style-name="Tableau1.E9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0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0" office:value-type="string">
            <text:p text:style-name="P7"/>
          </table:table-cell>
          <table:table-cell table:style-name="Tableau1.E10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1" office:value-type="string">
            <text:p text:style-name="P7"/>
          </table:table-cell>
          <table:table-cell table:style-name="Tableau1.C11" office:value-type="string">
            <text:p text:style-name="P7"/>
          </table:table-cell>
          <table:table-cell table:style-name="Tableau1.D11" office:value-type="string">
            <text:p text:style-name="P7"/>
          </table:table-cell>
          <table:table-cell table:style-name="Tableau1.E11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12" office:value-type="string">
            <text:p text:style-name="P7"/>
          </table:table-cell>
          <table:table-cell table:style-name="Tableau1.C12" office:value-type="string">
            <text:p text:style-name="P7"/>
          </table:table-cell>
          <table:table-cell table:style-name="Tableau1.D12" office:value-type="string">
            <text:p text:style-name="P7"/>
          </table:table-cell>
          <table:table-cell table:style-name="Tableau1.E12" office:value-type="string">
            <text:p text:style-name="P7"/>
          </table:table-cell>
          <table:table-cell table:style-name="Tableau1.F2" office:value-type="string">
            <text:p text:style-name="P1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2:00:43.730000000</meta:creation-date>
    <dc:date>2019-06-14T15:29:10.980000000</dc:date>
    <meta:editing-duration>PT15M19S</meta:editing-duration>
    <meta:editing-cycles>4</meta:editing-cycles>
    <meta:generator>LibreOffice/6.1.5.2$Windows_X86_64 LibreOffice_project/90f8dcf33c87b3705e78202e3df5142b201bd805</meta:generator>
    <meta:document-statistic meta:table-count="1" meta:image-count="0" meta:object-count="0" meta:page-count="1" meta:paragraph-count="20" meta:word-count="64" meta:character-count="430" meta:non-whitespace-character-count="386"/>
  </office:meta>
</office:document-meta>
</file>